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661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8516in"/>
    </style:style>
    <style:style style:name="co12" style:family="table-column">
      <style:table-column-properties fo:break-before="auto" style:column-width="0.7252in"/>
    </style:style>
    <style:style style:name="co13" style:family="table-column">
      <style:table-column-properties fo:break-before="auto" style:column-width="0.8193in"/>
    </style:style>
    <style:style style:name="co14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Worksp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 office:value-type="string">
            <text:p>Shortcut</text:p>
          </table:table-cell>
          <table:table-cell office:value-type="string">
            <text:p>Use</text:p>
          </table:table-cell>
          <table:table-cell office:value-type="string">
            <text:p>Committed</text:p>
          </table:table-cell>
          <table:table-cell office:value-type="string"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riteria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 office:value-type="string">
            <text:p>Y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office:value-type="string">
            <text:p>Z</text:p>
          </table:table-cell>
          <table:table-cell office:value-type="string">
            <text:p><text:s/></text:p>
          </table:table-cell>
          <table:table-cell table:style-name="ce3"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Apply dialog font to help view</text:p>
          </table:table-cell>
          <table:table-cell table:number-columns-repeated="254"/>
        </table:table-row>
        <table:table-row table:style-name="ro1">
          <table:table-cell office:value-type="string">
            <text:p>U</text:p>
          </table:table-cell>
          <table:table-cell office:value-type="string">
            <text:p>Help View Font Size</text:p>
          </table:table-cell>
          <table:table-cell table:number-columns-repeated="254"/>
        </table:table-row>
        <table:table-row table:style-name="ro1">
          <table:table-cell office:value-type="string">
            <text:p>G </text:p>
          </table:table-cell>
          <table:table-cell office:value-type="string"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number-columns-repeated="237" table:default-cell-style-name="Default"/>
        <table:table-row table:style-name="ro1">
          <table:table-cell office:value-type="string">
            <text:p>Plugin</text:p>
          </table:table-cell>
          <table:table-cell office:value-type="float" office:value="3.3">
            <text:p>3.3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float" office:value="3.4">
            <text:p>3.4</text:p>
          </table:table-cell>
          <table:table-cell office:value-type="string">
            <text:p>3.4.1</text:p>
          </table:table-cell>
          <table:table-cell office:value-type="string">
            <text:p>3.4.1 Patch</text:p>
          </table:table-cell>
          <table:table-cell office:value-type="string">
            <text:p>3.4.2</text:p>
          </table:table-cell>
          <table:table-cell office:value-type="string">
            <text:p>3.4.2 Patch</text:p>
          </table:table-cell>
          <table:table-cell office:value-type="string">
            <text:p>3.4.2 Patch 2</text:p>
          </table:table-cell>
          <table:table-cell office:value-type="string">
            <text:p>3.4 Patch3</text:p>
          </table:table-cell>
          <table:table-cell office:value-type="float" office:value="3.5">
            <text:p>3.5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5.2 MP</text:p>
          </table:table-cell>
          <table:table-cell office:value-type="string">
            <text:p>3.5.2MP2</text:p>
          </table:table-cell>
          <table:table-cell office:value-type="float" office:value="3.6">
            <text:p>3.6</text:p>
          </table:table-cell>
          <table:table-cell office:value-type="string">
            <text:p>3.6MP1</text:p>
          </table:table-cell>
          <table:table-cell office:value-type="string">
            <text:p>3.6.1</text:p>
          </table:table-cell>
          <table:table-cell table:style-name="ce4" office:value-type="string">
            <text:p>3.6.2</text:p>
          </table:table-cell>
          <table:table-cell office:value-type="float" office:value="3.7">
            <text:p>3.7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org.eclipse.hel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/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3"/>
          <table:table-cell table:style-name="ce6"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appserver</text:p>
          </table:table-cell>
          <table:table-cell office:value-type="string">
            <text:p>3.1.200</text:p>
          </table:table-cell>
          <table:table-cell table:number-columns-repeated="2"/>
          <table:table-cell office:value-type="string">
            <text:p>3.1.300</text:p>
          </table:table-cell>
          <table:table-cell table:number-columns-repeated="6"/>
          <table:table-cell office:value-type="string">
            <text:p>3.1.400</text:p>
          </table:table-cell>
          <table:table-cell table:number-columns-repeated="244"/>
        </table:table-row>
        <table:table-row table:style-name="ro1">
          <table:table-cell office:value-type="string">
            <text:p>org.eclipse.help.base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/>
          <table:table-cell office:value-type="string">
            <text:p>3.3.105</text:p>
          </table:table-cell>
          <table:table-cell/>
          <table:table-cell office:value-type="string">
            <text:p>3.4.0</text:p>
          </table:table-cell>
          <table:table-cell table:number-columns-repeated="2"/>
          <table:table-cell table:style-name="ce5" office:value-type="string">
            <text:p>3.4.1</text:p>
          </table:table-cell>
          <table:table-cell table:style-name="ce5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6.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help.ui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<text:s/></text:p>
          </table:table-cell>
          <table:table-cell office:value-type="string">
            <text:p>3.3.102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help.webapp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2"/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style-name="ce4" office:value-type="string">
            <text:p>3.3.104</text:p>
          </table:table-cell>
          <table:table-cell office:value-type="string">
            <text:p>3.4.0</text:p>
          </table:table-cell>
          <table:table-cell office:value-type="string">
            <text:p>3.4.1</text:p>
          </table:table-cell>
          <table:table-cell/>
          <table:table-cell table:style-name="ce5" office:value-type="string">
            <text:p>3.4.2</text:p>
          </table:table-cell>
          <table:table-cell table:style-name="ce5" office:value-type="string">
            <text:p>3.4.3</text:p>
          </table:table-cell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style-name="ce4" office:value-type="string">
            <text:p>3.5.3</text:p>
          </table:table-cell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a.tests</text:p>
          </table:table-cell>
          <table:table-cell office:value-type="string">
            <text:p>3.3.0</text:p>
          </table:table-cell>
          <table:table-cell office:value-type="string">
            <text:p>3.3.1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office:value-type="string">
            <text:p>3.3.201</text:p>
          </table:table-cell>
          <table:table-cell/>
          <table:table-cell table:style-name="ce5" office:value-type="string">
            <text:p>3.3.202</text:p>
          </table:table-cell>
          <table:table-cell table:style-name="ce5"/>
          <table:table-cell office:value-type="string">
            <text:p>3.2.300</text:p>
          </table:table-cell>
          <table:table-cell office:value-type="string">
            <text:p>3.3.301</text:p>
          </table:table-cell>
          <table:table-cell office:value-type="string">
            <text:p>3.3.302</text:p>
          </table:table-cell>
          <table:table-cell/>
          <table:table-cell office:value-type="string">
            <text:p>3.3.40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 office:value-type="string">
            <text:p>org.eclipse.ua.tests.doc</text:p>
          </table:table-cell>
          <table:table-cell table:number-columns-repeated="15"/>
          <table:table-cell office:value-type="string">
            <text:p>1.0.0</text:p>
          </table:table-cell>
          <table:table-cell table:number-columns-repeated="239"/>
        </table:table-row>
        <table:table-row table:style-name="ro1">
          <table:table-cell office:value-type="string">
            <text:p>org.eclipse.ui.browser</text:p>
          </table:table-cell>
          <table:table-cell office:value-type="string">
            <text:p>3.2.100</text:p>
          </table:table-cell>
          <table:table-cell office:value-type="string">
            <text:p><text:s/>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2"/>
          <table:table-cell office:value-type="string">
            <text:p>3.2.202</text:p>
          </table:table-cell>
          <table:table-cell table:number-columns-repeated="2"/>
          <table:table-cell office:value-type="string">
            <text:p>3.2.300</text:p>
          </table:table-cell>
          <table:table-cell/>
          <table:table-cell office:value-type="string">
            <text:p>3.2.301</text:p>
          </table:table-cell>
          <table:table-cell table:number-columns-repeated="2"/>
          <table:table-cell office:value-type="string">
            <text:p>3.3.0</text:p>
          </table:table-cell>
          <table:table-cell table:number-columns-repeated="2"/>
          <table:table-cell table:style-name="ce4" office:value-type="string">
            <text:p>3.3.1</text:p>
          </table:table-cell>
          <table:table-cell table:style-name="ce4" office:value-type="string">
            <text:p>3.3.100</text:p>
          </table:table-cell>
          <table:table-cell table:number-columns-repeated="235"/>
        </table:table-row>
        <table:table-row table:style-name="ro1">
          <table:table-cell office:value-type="string">
            <text:p>org.eclipse.ui.cheatsheet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5"/>
          <table:table-cell office:value-type="string">
            <text:p>3.3.200</text:p>
          </table:table-cell>
          <table:table-cell table:number-columns-repeated="4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org.eclipse.ui.forms</text:p>
          </table:table-cell>
          <table:table-cell office:value-type="string">
            <text:p>3.3.0</text:p>
          </table:table-cell>
          <table:table-cell office:value-type="string">
            <text:p><text:s/></text:p>
          </table:table-cell>
          <table:table-cell/>
          <table:table-cell office:value-type="string">
            <text:p>3.3.100</text:p>
          </table:table-cell>
          <table:table-cell office:value-type="string">
            <text:p>3.3.101</text:p>
          </table:table-cell>
          <table:table-cell office:value-type="string">
            <text:p>3.3.102</text:p>
          </table:table-cell>
          <table:table-cell office:value-type="string">
            <text:p>3.3.103</text:p>
          </table:table-cell>
          <table:table-cell table:number-columns-repeated="3"/>
          <table:table-cell office:value-type="string">
            <text:p>3.4.0</text:p>
          </table:table-cell>
          <table:table-cell office:value-type="string">
            <text:p>3.4.1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/>
          <table:table-cell office:value-type="string">
            <text:p>3.5.100</text:p>
          </table:table-cell>
          <table:table-cell table:number-columns-repeated="235"/>
        </table:table-row>
        <table:table-row table:style-name="ro1">
          <table:table-cell office:value-type="string">
            <text:p>org.eclipse.ui.intro</text:p>
          </table:table-cell>
          <table:table-cell office:value-type="string">
            <text:p>3.2.100</text:p>
          </table:table-cell>
          <table:table-cell office:value-type="string">
            <text:p>3.2.101</text:p>
          </table:table-cell>
          <table:table-cell/>
          <table:table-cell office:value-type="string">
            <text:p>3.2.200</text:p>
          </table:table-cell>
          <table:table-cell office:value-type="string">
            <text:p>3.2.201</text:p>
          </table:table-cell>
          <table:table-cell table:number-columns-repeated="5"/>
          <table:table-cell office:value-type="string">
            <text:p>3.3.0</text:p>
          </table:table-cell>
          <table:table-cell office:value-type="string">
            <text:p>3.3.1</text:p>
          </table:table-cell>
          <table:table-cell office:value-type="string">
            <text:p>3.3.2</text:p>
          </table:table-cell>
          <table:table-cell table:number-columns-repeated="2"/>
          <table:table-cell office:value-type="string">
            <text:p>3.4.0</text:p>
          </table:table-cell>
          <table:table-cell table:number-columns-repeated="3"/>
          <table:table-cell table:style-name="ce6" office:value-type="string">
            <text:p>3.4.100</text:p>
          </table:table-cell>
          <table:table-cell table:number-columns-repeated="235"/>
        </table:table-row>
        <table:table-row table:style-name="ro1">
          <table:table-cell office:value-type="string">
            <text:p>org.eclipse.ui.intro.universal</text:p>
          </table:table-cell>
          <table:table-cell office:value-type="string">
            <text:p>3.2.100</text:p>
          </table:table-cell>
          <table:table-cell table:number-columns-repeated="2"/>
          <table:table-cell office:value-type="string">
            <text:p>3.2.200</text:p>
          </table:table-cell>
          <table:table-cell table:number-columns-repeated="6"/>
          <table:table-cell office:value-type="string">
            <text:p>3.2.300</text:p>
          </table:table-cell>
          <table:table-cell table:number-columns-repeated="4"/>
          <table:table-cell office:value-type="string">
            <text:p>3.2.400</text:p>
          </table:table-cell>
          <table:table-cell office:value-type="string">
            <text:p>3.2.401</text:p>
          </table:table-cell>
          <table:table-cell office:value-type="string">
            <text:p>3.2.402</text:p>
          </table:table-cell>
          <table:table-cell/>
          <table:table-cell office:value-type="string">
            <text:p>3.2.500</text:p>
          </table:table-cell>
          <table:table-cell table:number-columns-repeated="235"/>
        </table:table-row>
        <table:table-row table:style-name="ro1">
          <table:table-cell office:value-type="string">
            <text:p>org.eclipse.ui.tests.forms</text:p>
          </table:table-cell>
          <table:table-cell table:number-columns-repeated="10"/>
          <table:table-cell office:value-type="string">
            <text:p>3.3.100</text:p>
          </table:table-cell>
          <table:table-cell office:value-type="string">
            <text:p>3.3.101</text:p>
          </table:table-cell>
          <table:table-cell table:number-columns-repeated="3"/>
          <table:table-cell office:value-type="string">
            <text:p>3.3.200</text:p>
          </table:table-cell>
          <table:table-cell table:number-columns-repeated="3"/>
          <table:table-cell table:style-name="ce6" office:value-type="string">
            <text:p>3.3.300</text:p>
          </table:table-cell>
          <table:table-cell table:number-columns-repeated="235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</number:number-style>
    <number:number-style style:name="N150">
      <style:text-properties fo:color="#ff0000"/>
      <number:text>-$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</number:number-style>
    <number:number-style style:name="N153">
      <style:text-properties fo:color="#ff0000"/>
      <number:text>-$</number:text>
      <number:number number:decimal-places="2" number:min-integer-digits="1" number:grouping="true"/>
      <style:map style:condition="value()&gt;=0" style:apply-style-name="N153P0"/>
    </number:number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-$</number:text>
      <number:number number:decimal-places="0" number:min-integer-digits="1" number:grouping="true"/>
      <number:text> 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integer-digits="1" number:grouping="true"/>
      <number:text> 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time-style style:name="N511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04/26/2011</text:date>, <text:time>21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creation-date>1996-10-14T16:33:28</meta:creation-date>
    <dc:date>2011-04-26T21:45:37.21</dc:date>
    <meta:print-date>2010-07-27T13:37:01</meta:print-date>
    <dc:language>en-US</dc:language>
    <meta:editing-cycles>16</meta:editing-cycles>
    <meta:editing-duration>PT01H21M59S</meta:editing-duration>
    <meta:document-statistic meta:table-count="3" meta:cell-count="170" meta:object-count="0"/>
    <meta:user-defined meta:name="Info 1"/>
    <meta:user-defined meta:name="Info 2"/>
    <meta:user-defined meta:name="Info 3"/>
    <meta:user-defined meta:name="Info 4"/>
  </office:meta>
</office:document-meta>
</file>